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2" svg:font-family="FreeSans" style:font-family-generic="swiss"/>
    <style:font-face style:name="Andale Mono" svg:font-family="'Andale Mono'" style:font-pitch="fixed"/>
    <style:font-face style:name="Nimbus Mono L" svg:font-family="'Nimbus Mono L'" style:font-adornments="Normal" style:font-family-generic="modern" style:font-pitch="fixed"/>
    <style:font-face style:name="Linux Biolinum G" svg:font-family="'Linux Biolinum G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 style:parent-style-name="Text_20_body">
      <style:paragraph-properties fo:text-align="end" style:justify-single-word="false"/>
      <style:text-properties officeooo:paragraph-rsid="00385a26"/>
    </style:style>
    <style:style style:name="P4" style:family="paragraph" style:parent-style-name="Text_20_body">
      <style:text-properties officeooo:paragraph-rsid="00385a26"/>
    </style:style>
    <style:style style:name="P5" style:family="paragraph" style:parent-style-name="Text_20_body">
      <style:paragraph-properties fo:text-align="start" style:justify-single-word="false"/>
      <style:text-properties officeooo:paragraph-rsid="00385a26"/>
    </style:style>
    <style:style style:name="P6" style:family="paragraph" style:parent-style-name="Text_20_body">
      <style:text-properties officeooo:paragraph-rsid="003a864f"/>
    </style:style>
    <style:style style:name="P7" style:family="paragraph" style:parent-style-name="Text_20_body">
      <style:text-properties style:font-name="Liberation Sans" officeooo:paragraph-rsid="003a864f"/>
    </style:style>
    <style:style style:name="P8" style:family="paragraph" style:parent-style-name="Text_20_body">
      <style:text-properties officeooo:paragraph-rsid="003b85d9"/>
    </style:style>
    <style:style style:name="P9" style:family="paragraph" style:parent-style-name="Text_20_body" style:list-style-name="L1">
      <style:text-properties officeooo:paragraph-rsid="003b85d9"/>
    </style:style>
    <style:style style:name="P10" style:family="paragraph" style:parent-style-name="Text_20_body" style:list-style-name="L1">
      <style:text-properties officeooo:paragraph-rsid="003c9852"/>
    </style:style>
    <style:style style:name="P11" style:family="paragraph" style:parent-style-name="Text_20_body">
      <style:text-properties officeooo:paragraph-rsid="003c9852"/>
    </style:style>
    <style:style style:name="P12" style:family="paragraph" style:parent-style-name="Text_20_body">
      <style:text-properties officeooo:paragraph-rsid="003d7e4f"/>
    </style:style>
    <style:style style:name="P13" style:family="paragraph" style:parent-style-name="Text_20_body">
      <style:paragraph-properties fo:break-before="page"/>
      <style:text-properties officeooo:paragraph-rsid="003c9852"/>
    </style:style>
    <style:style style:name="P14" style:family="paragraph" style:parent-style-name="Heading_20_1">
      <style:text-properties officeooo:paragraph-rsid="003a864f"/>
    </style:style>
    <style:style style:name="P15" style:family="paragraph" style:parent-style-name="Heading_20_1" style:master-page-name="Standard">
      <style:paragraph-properties style:page-number="1"/>
      <style:text-properties style:text-underline-style="none" officeooo:paragraph-rsid="003a864f"/>
    </style:style>
    <style:style style:name="P16" style:family="paragraph" style:parent-style-name="Heading_20_2">
      <style:text-properties officeooo:paragraph-rsid="003a864f"/>
    </style:style>
    <style:style style:name="P1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8" style:family="paragraph" style:parent-style-name="Title">
      <style:text-properties officeooo:paragraph-rsid="00385a26"/>
    </style:style>
    <style:style style:name="P19" style:family="paragraph" style:parent-style-name="Title" style:master-page-name="First_20_Page">
      <style:paragraph-properties style:page-number="auto"/>
      <style:text-properties officeooo:paragraph-rsid="00385a26"/>
    </style:style>
    <style:style style:name="P20" style:family="paragraph" style:parent-style-name="Contents_20_Heading" style:master-page-name="Index">
      <style:paragraph-properties style:page-number="auto"/>
    </style:style>
    <style:style style:name="T1" style:family="text">
      <style:text-properties fo:color="#666666" style:language-asian="zxx" style:country-asian="none" style:language-complex="zxx" style:country-complex="none"/>
    </style:style>
    <style:style style:name="T2" style:family="text">
      <style:text-properties fo:color="#666666" officeooo:rsid="00385a26" style:language-asian="zxx" style:country-asian="none" style:language-complex="zxx" style:country-complex="none"/>
    </style:style>
    <style:style style:name="T3" style:family="text">
      <style:text-properties officeooo:rsid="00385a26"/>
    </style:style>
    <style:style style:name="T4" style:family="text">
      <style:text-properties officeooo:rsid="003a864f"/>
    </style:style>
    <style:style style:name="T5" style:family="text">
      <style:text-properties officeooo:rsid="003b85d9"/>
    </style:style>
    <style:style style:name="T6" style:family="text">
      <style:text-properties officeooo:rsid="003c9852"/>
    </style:style>
    <style:style style:name="T7" style:family="text">
      <style:text-properties officeooo:rsid="003d7e4f"/>
    </style:style>
    <style:style style:name="fr1" style:family="graphic" style:parent-style-name="MarcCodi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MarcCodi">
      <style:graphic-properties style:run-through="foreground" style:wrap="none" style:vertical-pos="from-top" style:horizontal-pos="from-left" style:horizontal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Codi"/>
        <text:sequence-decl text:display-outline-level="0" text:name="CodiT"/>
        <text:sequence-decl text:display-outline-level="0" text:name="Terminal"/>
        <text:sequence-decl text:display-outline-level="0" text:name="Figura"/>
      </text:sequence-decls>
      <text:p text:style-name="P19"><text:span text:style-name="T1"/></text:p>
      <text:p text:style-name="P18"><text:span text:style-name="T1"/></text:p>
      <text:p text:style-name="P18"><text:span text:style-name="T1"/></text:p>
      <text:p text:style-name="P18"><text:span text:style-name="T1">LABORATORI PCA</text:span></text:p>
      <text:p text:style-name="P18"><text:span text:style-name="T2">Projecte Final: Optimització ftdock</text:span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4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3"><text:soft-page-break/><text:span text:style-name="T2">Felip Moll Marquès</text:span></text:p>
      <text:p text:style-name="P3"><text:span text:style-name="T2">PCA – FiB (UPC)</text:span></text:p>
      <text:p text:style-name="P3"><text:span text:style-name="T2">Q1 <text:s/>2012/13</text:span></text:p>
      <text:table-of-content text:style-name="Sect1" text:protected="true" text:name="Índex de continguts1">
        <text:table-of-content-source text:outline-level="10">
          <text:index-title-template text:style-name="Contents_20_Heading">Índex de contingu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ex de continguts1_Head">
            <text:p text:style-name="P20">Índex de continguts</text:p>
          </text:index-title>
          <text:p text:style-name="P17"><text:a xlink:type="simple" xlink:href="#__RefHeading__1284_992945168" text:style-name="Index_20_Link" text:visited-style-name="Index_20_Link">Anàlisis del rendiment original<text:tab/>1</text:a></text:p>
        </text:index-body>
      </text:table-of-content>
      <text:p text:style-name="P5"/>
      <text:h text:style-name="P15" text:outline-level="1"><text:bookmark-start text:name="__RefHeading__1284_992945168"/><text:span text:style-name="T4">Anàlisis del codi original</text:span><text:bookmark-end text:name="__RefHeading__1284_992945168"/></text:h>
      <text:h text:style-name="P16" text:outline-level="2"><text:span text:style-name="T4">Timing &amp; Profiling</text:span></text:h>
      <text:p text:style-name="P6"><text:span text:style-name="T4">Inicialment hem executat el codi </text:span><text:span text:style-name="T5">i hem realitzat les mesures de temps analitzant les funcions i línies de codi que són més costoses.</text:span></text:p>
      <text:p text:style-name="P8"><text:span text:style-name="T5">Els resultats obtinguts per les diferents execucions les mostrem a continuació:</text:span></text:p>
      <text:list xml:id="list724293207" text:style-name="L1">
        <text:list-item>
          <text:p text:style-name="P10"><text:span text:style-name="T5">./ftdock -static 2pka.parsed -mobile 5pti.parsed</text:span></text:p>
        </text:list-item>
      </text:list>
      <text:p text:style-name="P12"><text:span text:style-name="T7">A la </text:span><text:span text:style-name="T7"><text:sequence-ref text:reference-format="category-and-value" text:ref-name="refFigura0">Figura 1</text:sequence-ref></text:span><text:span text:style-name="T7"> podem veure com les funcions que més temps ocupen són “electric_field” i “pythagoras” amb un 56,56% i un 14% del total respectivament. </text:span></text:p>
      <text:p text:style-name="P12"><draw:frame draw:style-name="fr1" draw:name="Marc1" text:anchor-type="char" svg:x="0.312cm" svg:y="1.138cm" draw:z-index="1"><draw:text-box fo:min-height="0.499cm" fo:min-width="2cm"><text:p text:style-name="Codi"><text:span text:style-name="T6">Flat profile:</text:span></text:p><text:p text:style-name="Codi"><text:span text:style-name="T6"></text:span></text:p><text:p text:style-name="Codi"><text:span text:style-name="T6">Each sample counts as 0.01 seconds.</text:span></text:p><text:p text:style-name="Codi"><text:span text:style-name="T6"><text:s text:c="2"/>% <text:s text:c="2"/>cumulative <text:s text:c="2"/>self <text:s text:c="13"/>self <text:s text:c="4"/>total <text:s text:c="10"/></text:span></text:p><text:p text:style-name="Codi"><text:span text:style-name="T6"><text:s/>time <text:s text:c="2"/>seconds <text:s text:c="2"/>seconds <text:s text:c="3"/>calls <text:s text:c="2"/>s/call <text:s text:c="2"/>s/call <text:s/>name <text:s text:c="3"/></text:span></text:p><text:p text:style-name="Codi"><text:span text:style-name="T6"><text:s/>56.56 <text:s text:c="4"/>25.34 <text:s text:c="3"/>25.34 <text:s text:c="7"/>1 <text:s text:c="3"/>25.34 <text:s text:c="3"/>31.60 <text:s/>electric_field</text:span></text:p><text:p text:style-name="Codi"><text:span text:style-name="T6"><text:s/>14.00 <text:s text:c="4"/>31.61 <text:s text:c="4"/>6.27 1300937139 <text:s text:c="4"/>0.00 <text:s text:c="4"/>0.00 <text:s/>pythagoras</text:span></text:p><text:p text:style-name="Codi"><text:span text:style-name="T6"><text:s text:c="2"/>3.55 <text:s text:c="4"/>33.20 <text:s text:c="4"/>1.59 <text:s text:c="28"/>fftw_hc2hc_forward_generic</text:span></text:p><text:p text:style-name="Codi"><text:span text:style-name="T6"><text:s text:c="2"/>2.86 <text:s text:c="4"/>34.48 <text:s text:c="4"/>1.28 <text:s text:c="28"/>writev</text:span></text:p><text:p text:style-name="Codi"><text:span text:style-name="T6"><text:s text:c="2"/>2.43 <text:s text:c="4"/>35.57 <text:s text:c="4"/>1.09 <text:s text:c="28"/>__profile_frequency</text:span></text:p><text:p text:style-name="Codi"><text:span text:style-name="T6"><text:s text:c="2"/>2.12 <text:s text:c="4"/>36.52 <text:s text:c="4"/>0.95 <text:s text:c="28"/>fftw_twiddle_rader</text:span></text:p><text:p text:style-name="Codi"><text:span text:style-name="T6"><text:s text:c="2"/>1.90 <text:s text:c="4"/>37.37 <text:s text:c="4"/>0.85 <text:s text:c="28"/>fftw_hc2hc_backward_generic</text:span></text:p><text:p text:style-name="Codi"><text:span text:style-name="T6"><text:s text:c="2"/>1.79 <text:s text:c="4"/>38.17 <text:s text:c="4"/>0.80 <text:s text:c="28"/>fftw</text:span></text:p><text:p text:style-name="Codi"><text:span text:style-name="T6"><text:s text:c="2"/>1.57 <text:s text:c="4"/>38.88 <text:s text:c="4"/>0.71 <text:s text:c="28"/>fftw_no_twiddle_11</text:span></text:p><text:p text:style-name="Figura">Figura <text:sequence text:ref-name="refFigura0" text:name="Figura" text:formula="ooow:Figura+1" style:num-format="1">1</text:sequence> - Sortida de G<text:span text:style-name="T6">P</text:span>rof <text:span text:style-name="T6">pel codi original, </text:span><text:span text:style-name="T7">anàlisis de funcions</text:span></text:p></draw:text-box></draw:frame><text:span text:style-name="T7">La funció pythagoras és cridada fins a 1300 milions de vegades.</text:span></text:p>
      <text:p text:style-name="P12"><draw:frame draw:style-name="fr2" draw:name="Marc2" text:anchor-type="as-char" svg:y="6.729cm" draw:z-index="0"><draw:text-box fo:min-height="0.499cm" fo:min-width="2cm"><text:p text:style-name="Codi"><text:span text:style-name="T6">Flat profile:</text:span></text:p><text:p text:style-name="Codi"><text:span text:style-name="T6"></text:span></text:p><text:p text:style-name="Codi"><text:span text:style-name="T6">Each sample counts as 0.01 seconds.</text:span></text:p><text:p text:style-name="Codi"><text:span text:style-name="T6"><text:s text:c="2"/>% <text:s text:c="2"/>cumulative <text:s text:c="2"/>self <text:s text:c="13"/>self <text:s text:c="4"/>total <text:s text:c="10"/></text:span></text:p><text:p text:style-name="Codi"><text:span text:style-name="T6"><text:s/>time <text:s text:c="2"/>seconds <text:s text:c="2"/>seconds <text:s text:c="3"/>calls <text:s text:c="2"/>s/call <text:s text:c="2"/>s/call <text:s/>name <text:s text:c="3"/></text:span></text:p><text:p text:style-name="Codi"><text:span text:style-name="T6"><text:s/>56.56 <text:s text:c="4"/>25.34 <text:s text:c="3"/>25.34 <text:s text:c="7"/>1 <text:s text:c="3"/>25.34 <text:s text:c="3"/>31.60 <text:s/>electric_field</text:span></text:p><text:p text:style-name="Codi"><text:span text:style-name="T6"><text:s/>14.00 <text:s text:c="4"/>31.61 <text:s text:c="4"/>6.27 1300937139 <text:s text:c="4"/>0.00 <text:s text:c="4"/>0.00 <text:s/>pythagoras</text:span></text:p><text:p text:style-name="Codi"><text:span text:style-name="T6"><text:s text:c="2"/>3.55 <text:s text:c="4"/>33.20 <text:s text:c="4"/>1.59 <text:s text:c="28"/>fftw_hc2hc_forward_generic</text:span></text:p><text:p text:style-name="Codi"><text:span text:style-name="T6"><text:s text:c="2"/>2.86 <text:s text:c="4"/>34.48 <text:s text:c="4"/>1.28 <text:s text:c="28"/>writev</text:span></text:p><text:p text:style-name="Codi"><text:span text:style-name="T6"><text:s text:c="2"/>2.43 <text:s text:c="4"/>35.57 <text:s text:c="4"/>1.09 <text:s text:c="28"/>__profile_frequency</text:span></text:p><text:p text:style-name="Codi"><text:span text:style-name="T6"><text:s text:c="2"/>2.12 <text:s text:c="4"/>36.52 <text:s text:c="4"/>0.95 <text:s text:c="28"/>fftw_twiddle_rader</text:span></text:p><text:p text:style-name="Codi"><text:span text:style-name="T6"><text:s text:c="2"/>1.90 <text:s text:c="4"/>37.37 <text:s text:c="4"/>0.85 <text:s text:c="28"/>fftw_hc2hc_backward_generic</text:span></text:p><text:p text:style-name="Codi"><text:span text:style-name="T6"><text:s text:c="2"/>1.79 <text:s text:c="4"/>38.17 <text:s text:c="4"/>0.80 <text:s text:c="28"/>fftw</text:span></text:p><text:p text:style-name="Codi"><text:span text:style-name="T6"><text:s text:c="2"/>1.57 <text:s text:c="4"/>38.88 <text:s text:c="4"/>0.71 <text:s text:c="28"/>fftw_no_twiddle_11</text:span></text:p><text:p text:style-name="Figura">Figura <text:sequence text:ref-name="refFigura1" text:name="Figura" text:formula="ooow:Figura+1" style:num-format="1">2</text:sequence> - Sortida de G<text:span text:style-name="T6">P</text:span>rof <text:span text:style-name="T6">pel codi original</text:span></text:p></draw:text-box></draw:frame></text:p>
      <text:p text:style-name="P13"/>
      <text:p text:style-name="P11"><text:span text:style-name="T6"><text:tab/>Profiling</text:span></text:p>
      <text:list xml:id="list497466217" text:continue-numbering="true" text:style-name="L1">
        <text:list-header>
          <text:p text:style-name="P9"><text:span text:style-name="T5"/></text:p>
        </text:list-header>
        <text:list-item>
          <text:p text:style-name="P9"><text:span text:style-name="T5">./ftdock -static 1hba.parsed -mobile 5pti.parsed</text:span></text:p>
          <text:p text:style-name="P9"><text:span text:style-name="T5"/></text:p>
        </text:list-item>
        <text:list-item>
          <text:p text:style-name="P9"><text:span text:style-name="T5">./ftdock -static 4hhb.parsed -mobile 5pti.parsed</text:span></text:p>
        </text:list-item>
      </text:list>
      <text:p text:style-name="P6"><text:span text:style-name="T4"/></text:p>
      <text:p text:style-name="P6"><text:span text:style-name="T4"/></text:p>
      <text:h text:style-name="P16" text:outline-level="2"><text:span text:style-name="T4">Speed Up</text:span></text:h>
      <text:h text:style-name="P14" text:outline-level="1"><text:span text:style-name="T4">afds</text:span></text:h>
      <text:p text:style-name="P6"><text:span text:style-name="T4"/></text:p>
      <text:p text:style-name="P6"><text:span text:style-name="T4"/></text:p>
      <text:p text:style-name="P7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2" svg:font-family="FreeSans" style:font-family-generic="swiss"/>
    <style:font-face style:name="Andale Mono" svg:font-family="'Andale Mono'" style:font-pitch="fixed"/>
    <style:font-face style:name="Nimbus Mono L" svg:font-family="'Nimbus Mono L'" style:font-adornments="Normal" style:font-family-generic="modern" style:font-pitch="fixed"/>
    <style:font-face style:name="Linux Biolinum G" svg:font-family="'Linux Biolinum G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 Narrow" svg:font-family="'Liberation Sans Narrow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9966cc"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50%" fo:text-align="justify" style:justify-single-word="false" fo:background-color="transparent" style:shadow="none">
        <style:tab-stops/>
        <style:background-image/>
      </style:paragraph-properties>
      <style:text-properties style:font-name="Liberation Sans1" fo:language="ca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9966cc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b4794" fo:font-size="14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di" style:family="paragraph" style:parent-style-name="Standard" style:next-style-name="Text_20_body" style:class="text" style:master-page-name="">
      <style:paragraph-properties style:page-number="auto"/>
      <style:text-properties style:font-name="Nimbus Mono L" fo:font-size="10pt" fo:language="ca" fo:country="E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artatGris" style:family="paragraph" style:parent-style-name="Text_20_body" style:next-style-name="Text_20_body" style:class="text">
      <style:text-properties fo:color="#666666" fo:font-style="italic" style:font-size-asian="10.5pt"/>
    </style:style>
    <style:style style:name="EnunciatPrincipal" style:family="paragraph" style:parent-style-name="Text_20_body" style:next-style-name="ApartatGris" style:class="text">
      <style:text-properties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 style:master-page-name="">
      <style:paragraph-properties fo:margin="100%" fo:margin-left="0cm" fo:margin-right="0cm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color="#4b1f6f" fo:font-size="16pt" fo:language="ca" fo:country="ES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CodiT" style:family="paragraph" style:parent-style-name="Caption"/>
    <style:style style:name="Terminal" style:family="paragraph" style:parent-style-name="Caption"/>
    <style:style style:name="Figura" style:family="paragraph" style:parent-style-name="Caption">
      <style:text-properties fo:font-size="9pt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MarcCodi" style:family="graphic" style:parent-style-name="Frame">
      <style:graphic-properties fo:min-width="9.999cm" fo:min-height="1cm" text:anchor-type="paragraph" style:wrap="no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MT1" style:family="text">
      <style:text-properties officeooo:rsid="00385a26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aboratori PCA – <text:span text:style-name="MT1">Projecte Final: Optimització ftdock</text:span><text:tab/><text:tab/>Felip Moll Marquès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0:19:29</meta:creation-date>
    <dc:date>2012-12-24T17:03:13</dc:date>
    <meta:editing-duration>PT22H22M2S</meta:editing-duration>
    <meta:editing-cycles>91</meta:editing-cycles>
    <meta:generator>LibreOffice/3.6$Linux_X86_64 LibreOffice_project/da8c1e6-fd468f4-454e206-f42a4a9-143cfd</meta:generator>
    <dc:creator>LiPi </dc:creator>
    <meta:keyword>Optimització</meta:keyword>
    <dc:subject>Projecte Final de PCA 2012/13</dc:subject>
    <dc:title>PCA - PF: Optimització ftdock</dc:title>
    <meta:document-statistic meta:table-count="0" meta:image-count="0" meta:object-count="0" meta:page-count="6" meta:paragraph-count="52" meta:word-count="282" meta:character-count="2609" meta:non-whitespace-character-count="1635"/>
  </office:meta>
</office:document-meta>
</file>